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39191CB9.gif"/>
  <manifest:file-entry manifest:media-type="image/png" manifest:full-path="Pictures/10000000000000AF000000A60E8D6B22.png"/>
  <manifest:file-entry manifest:media-type="image/gif" manifest:full-path="Pictures/100002000000000A0000000A2B501793.gif"/>
  <manifest:file-entry manifest:media-type="image/gif" manifest:full-path="Pictures/100002000000000A0000000A430D037F.gif"/>
  <manifest:file-entry manifest:media-type="image/gif" manifest:full-path="Pictures/100002000000000A0000000A9E44F329.gif"/>
  <manifest:file-entry manifest:media-type="image/png" manifest:full-path="Pictures/10000000000000200000002000309F1C.png"/>
  <manifest:file-entry manifest:media-type="image/gif" manifest:full-path="Pictures/100002000000000A0000000A2D693CC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1-title">
      <style:graphic-properties draw:fill-color="#ffffff" draw:auto-grow-height="true" fo:min-height="1.501cm"/>
    </style:style>
    <style:style style:name="pr2" style:family="presentation" style:parent-style-name="標準1-subtitle">
      <style:graphic-properties draw:fill-color="#ffffff" fo:min-height="16.001cm"/>
    </style:style>
    <style:style style:name="pr3" style:family="presentation" style:parent-style-name="標準1-notes">
      <style:graphic-properties draw:fill-color="#ffffff" fo:min-height="11.4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outline1">
      <style:graphic-properties draw:fill-color="#ffffff" fo:min-height="15.75cm"/>
    </style:style>
    <style:style style:name="pr6" style:family="presentation" style:parent-style-name="標準1-notes">
      <style:graphic-properties draw:fill-color="#ffffff" fo:min-height="11.1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100%" fo:text-align="end" fo:text-indent="0cm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style:paragraph-properties fo:margin-left="0cm" fo:margin-right="0cm" fo:text-indent="0cm"/>
      <style:text-properties fo:font-family="arial" style:font-family-generic="swiss" fo:font-size="32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.9cm" fo:margin-right="0cm" fo:text-indent="-0.9cm"/>
      <style:text-properties fo:font-size="26pt" style:font-size-asian="26pt" style:font-size-complex="26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3.1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333333" style:text-outline="false" style:text-line-through-style="none" style:text-position="0% 100%" fo:font-family="Arial" style:font-style-name="標準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2pt" style:language-asian="zh" style:country-asian="TW" style:font-style-asian="normal" style:font-weight-asian="normal" style:font-family-complex="Tahoma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2.07cm" fo:margin-right="0cm" fo:margin-top="0cm" fo:margin-bottom="0.2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333333" style:text-outline="false" style:text-line-through-style="none" style:text-position="0% 100%" fo:font-family="Arial" style:font-style-name="標準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4pt" style:language-asian="zh" style:country-asian="TW" style:font-style-asian="normal" style:font-weight-asian="normal" style:font-family-complex="Tahoma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.9cm" fo:margin-right="0cm" fo:text-indent="-0.9cm"/>
    </style:style>
    <style:style style:name="P11" style:family="paragraph">
      <style:paragraph-properties fo:margin-left="3.14cm" fo:margin-right="0cm" fo:margin-top="0cm" fo:margin-bottom="0.1cm" fo:line-height="100%" fo:text-align="justify" fo:text-indent="-0.6cm" style:text-autospace="ideograph-alpha" style:punctuation-wrap="simple" style:line-break="strict" style:writing-mode="lr-tb">
        <style:tab-stops/>
      </style:paragraph-properties>
      <style:text-properties fo:color="#333333" style:text-outline="false" style:text-line-through-style="none" style:text-position="0% 100%" fo:font-family="Arial" style:font-style-name="標準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2pt" style:language-asian="zh" style:country-asian="TW" style:font-style-asian="normal" style:font-weight-asian="normal" style:font-family-complex="Tahoma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5.68cm" fo:margin-right="0cm" fo:margin-top="0cm" fo:margin-bottom="0.1cm" fo:line-height="100%" fo:text-align="justify" fo:text-indent="-0.6cm" style:text-autospace="ideograph-alpha" style:punctuation-wrap="simple" style:line-break="strict" style:writing-mode="lr-tb">
        <style:tab-stops/>
      </style:paragraph-properties>
      <style:text-properties fo:color="#333333" style:text-outline="false" style:text-line-through-style="none" style:text-position="0% 100%" fo:font-family="Arial" style:font-style-name="標準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0pt" style:language-asian="zh" style:country-asian="TW" style:font-style-asian="normal" style:font-weight-asian="normal" style:font-family-complex="Tahoma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text-align="justify" fo:text-indent="0cm"/>
    </style:style>
    <style:style style:name="P14" style:family="paragraph">
      <style:paragraph-properties fo:margin-left="0.6cm" fo:margin-right="0cm" fo:text-indent="-0.6cm"/>
      <style:text-properties fo:font-size="21.2999992370605pt"/>
    </style:style>
    <style:style style:name="P15" style:family="paragraph">
      <style:paragraph-properties fo:margin-left="0cm" fo:margin-right="0cm" fo:line-height="100%" fo:text-indent="0cm"/>
    </style:style>
    <style:style style:name="T1" style:family="text">
      <style:text-properties fo:font-family="arial" style:font-family-generic="swiss" fo:font-size="32pt"/>
    </style:style>
    <style:style style:name="T2" style:family="text">
      <style:text-properties fo:color="#7e0021" fo:font-family="arial" style:font-family-generic="swiss" fo:font-size="10pt" fo:font-weight="normal" style:font-size-asian="10pt" style:font-size-complex="10pt"/>
    </style:style>
    <style:style style:name="T3" style:family="text">
      <style:text-properties fo:color="#ff0000" fo:font-size="26pt" style:font-size-asian="26pt" style:font-size-complex="2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family="Courier" style:font-family-generic="modern" style:font-pitch="variable"/>
    </style:style>
    <style:style style:name="T6" style:family="text">
      <style:text-properties fo:font-family="Courier" style:font-style-name="Regular" style:font-family-generic="modern" style:font-pitch="fixed" style:font-size-complex="32pt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family="Courier" style:font-family-generic="modern" style:font-pitch="variable" fo:font-size="18pt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family="Courier" style:font-family-generic="modern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39191CB9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9E44F329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2B501793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693CCE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1" presentation:presentation-page-layout-name="AL1T0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Plexil Workshop</text:p>
          </draw:text-box>
        </draw:frame>
        <draw:frame presentation:style-name="pr2" draw:text-style-name="P4" draw:layer="layout" svg:width="23cm" svg:height="16.446cm" svg:x="1cm" svg:y="3.778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ands-On Session One:</text:span></text:p>
            <text:p text:style-name="P1"><text:span text:style-name="T1">Simulating Plan Execution</text:span></text:p>
            <text:p text:style-name="P1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2">Copyright © 2008-2010 USRA <text:s text:c="46"/></text:span></text:p>
            <text:p text:style-name="P3"><text:span text:style-name="T2">This presentation was developed in Open Office Impress. <text:s/>Template courtesy of Chih-Hao Tsai (technology.cstsai.org/impress)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Outline</text:p>
          </draw:text-box>
        </draw:frame>
        <draw:frame presentation:style-name="pr4" draw:text-style-name="P6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<text:span text:style-name="T3">Run the provided examples</text:span></text:p>
              </text:list-item>
              <text:list-item>
                <text:p text:style-name="P1"><text:span text:style-name="T4">Write and run a simple plan with simulation script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Running the PLEXIL examples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Inspect the examples</text:p>
                <text:list>
                  <text:list-item>
                    <text:p text:style-name="P1">Go to <text:span text:style-name="T5">plexil/examples</text:span></text:p>
                  </text:list-item>
                  <text:list-item>
                    <text:p text:style-name="P1">Look at the plans and scripts in an editor (e.g. Emacs)</text:p>
                    <text:list>
                      <text:list-item>
                        <text:p text:style-name="P1"><text:span text:style-name="T5">DriveToTarget, SafeDrive, SimpleDrive</text:span></text:p>
                      </text:list-item>
                      <text:list-item>
                        <text:p text:style-name="P1">Plans have <text:span text:style-name="T6">.plx</text:span> extension, scripts <text:span text:style-name="T6">.psx</text:span></text:p>
                      </text:list-item>
                    </text:list>
                  </text:list-item>
                </text:list>
              </text:list-item>
            </text:list>
            <text:p text:style-name="P8"/>
            <text:list text:continue-numbering="true" text:style-name="L2">
              <text:list-item>
                <text:p text:style-name="P1">Compile the examples</text:p>
                <text:list>
                  <text:list-item>
                    <text:p text:style-name="P1"><text:span text:style-name="T5">plexilc &lt;file&gt;</text:span></text:p>
                  </text:list-item>
                </text:list>
              </text:list-item>
            </text:list>
            <text:p text:style-name="P9"/>
            <text:list text:continue-numbering="true" text:style-name="L2">
              <text:list-item>
                <text:p text:style-name="P1">Run the examples</text:p>
                <text:list>
                  <text:list-header>
                    <text:p text:style-name="P1"><text:span text:style-name="T5">plexiltest -v -b -p &lt;plan&gt;</text:span></text:p>
                    <text:list>
                      <text:list-item>
                        <text:p text:style-name="P1"><text:span text:style-name="T7">Script file found automatically , <text:s/>or can be given explicitly with </text:span><text:span text:style-name="T6">-s &lt;script&gt;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Outline</text:p>
          </draw:text-box>
        </draw:frame>
        <draw:frame presentation:style-name="pr4" draw:text-style-name="P6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<text:span text:style-name="T4">Run the provided examples </text:span></text:p>
              </text:list-item>
              <text:list-item>
                <text:p text:style-name="P1"><text:span text:style-name="T3">Write and run a simple plan with simulation script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Simulation Scripts</text:p>
          </draw:text-box>
        </draw:frame>
        <draw:frame presentation:style-name="pr5" draw:text-style-name="P10" draw:layer="layout" svg:width="23cm" svg:height="15.75cm" svg:x="0.999cm" svg:y="3.999cm" presentation:class="outline" presentation:user-transformed="true">
          <draw:text-box>
            <text:list text:style-name="L2">
              <text:list-item>
                <text:p text:style-name="P1">A <text:span text:style-name="T8">simulation script</text:span> encodes <text:span text:style-name="T8">events</text:span> from the external world used in simulating plan execution.</text:p>
              </text:list-item>
            </text:list>
            <text:p text:style-name="P10"/>
            <text:p text:style-name="P11"><text:span text:style-name="T9">initial-state {</text:span></text:p>
            <text:p text:style-name="P11"><text:span text:style-name="T9"><text:s text:c="2"/></text:span><text:span text:style-name="T9">state At ("Rock" : string) = false : bool;</text:span></text:p>
            <text:p text:style-name="P11"><text:span text:style-name="T9">} </text:span></text:p>
            <text:p text:style-name="P11"><text:span text:style-name="T9">script {</text:span></text:p>
            <text:p text:style-name="P11"><text:span text:style-name="T9"><text:s text:c="2"/></text:span><text:span text:style-name="T9">state At ("Rock" : string) = true : bool;</text:span></text:p>
            <text:p text:style-name="P11"><text:span text:style-name="T9"><text:s text:c="2"/></text:span><text:span text:style-name="T9">command-success drive (1.0 : real);</text:span></text:p>
            <text:p text:style-name="P11"><text:span text:style-name="T9"><text:s text:c="2"/></text:span><text:span text:style-name="T9">command-success takeSample ();</text:span></text:p>
            <text:p text:style-name="P11"><text:span text:style-name="T9">}</text:span></text:p>
            <text:p text:style-name="P12"><text:span text:style-name="T10"/></text:p>
            <text:list text:continue-numbering="true" text:style-name="L2">
              <text:list-item>
                <text:p text:style-name="P13"><text:span text:style-name="T4">What does this script do?</text:span></text:p>
                <text:list>
                  <text:list-item>
                    <text:p text:style-name="P13"><text:span text:style-name="T10">changes the </text:span><text:span text:style-name="T9">At</text:span><text:span text:style-name="T10"> state to true (i.e. the rover has reached the rock).</text:span></text:p>
                  </text:list-item>
                  <text:list-item>
                    <text:p text:style-name="P13"><text:span text:style-name="T10">acknowledges the </text:span><text:span text:style-name="T9">drive</text:span><text:span text:style-name="T10"> command with the </text:span><text:span text:style-name="T9">COMMAND_SUCCESS</text:span><text:span text:style-name="T10"> handle.</text:span></text:p>
                  </text:list-item>
                  <text:list-item>
                    <text:p text:style-name="P13"><text:span text:style-name="T10">acknowledges the </text:span><text:span text:style-name="T9">takeSample</text:span><text:span text:style-name="T10"> command with the </text:span><text:span text:style-name="T9">COMMAND_SUCCESS</text:span><text:span text:style-name="T10"> hand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6cm" svg:y="2.852cm" draw:page-number="5" presentation:class="page"/>
          <draw:frame presentation:style-name="pr6" draw:text-style-name="P14" draw:layer="layout" svg:width="14.517cm" svg:height="11.143cm" svg:x="3.248cm" svg:y="14.129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Simulation Scripts (continued)</text:p>
          </draw:text-box>
        </draw:frame>
        <draw:frame presentation:style-name="pr5" draw:text-style-name="P10" draw:layer="layout" svg:width="23cm" svg:height="15.75cm" svg:x="0.999cm" svg:y="3.999cm" presentation:class="outline" presentation:user-transformed="true">
          <draw:text-box>
            <text:list text:style-name="L2">
              <text:list-item>
                <text:p text:style-name="P1">Important point: when commands return values, the handle must occur <text:span text:style-name="T8">after</text:span> the value.</text:p>
              </text:list-item>
            </text:list>
            <text:p text:style-name="P10"/>
            <text:p text:style-name="P11"><text:span text:style-name="T9">script {</text:span></text:p>
            <text:p text:style-name="P11"><text:span text:style-name="T9"><text:s text:c="2"/></text:span><text:span text:style-name="T9">command <text:s text:c="8"/>get-input () = "yes" : string;</text:span></text:p>
            <text:p text:style-name="P11"><text:span text:style-name="T9"><text:s text:c="2"/></text:span><text:span text:style-name="T9">command-success get-input ();</text:span></text:p>
            <text:p text:style-name="P11"><text:span text:style-name="T9">}</text:span></text:p>
            <text:p text:style-name="P12"><text:span text:style-name="T10"/></text:p>
            <text:list text:continue-numbering="true" text:style-name="L2">
              <text:list-item>
                <text:list>
                  <text:list-item>
                    <text:p text:style-name="P13"><text:span text:style-name="T4">Note convenient form </text:span><text:span text:style-name="T11">command-success</text:span><text:span text:style-name="T4">, which is used frequently.</text:span></text:p>
                  </text:list-item>
                </text:list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style-name="gr1" draw:layer="layout" svg:width="13.705cm" svg:height="10.279cm" svg:x="3.646cm" svg:y="2.852cm" draw:page-number="6" presentation:class="page"/>
          <draw:frame presentation:style-name="pr6" draw:text-style-name="P14" draw:layer="layout" svg:width="14.517cm" svg:height="11.143cm" svg:x="3.248cm" svg:y="14.129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Exercise One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In this exercise you will:</text:p>
                <text:list>
                  <text:list-item>
                    <text:p text:style-name="P1">Write a PLEXIL plan for the RoboSim application</text:p>
                  </text:list-item>
                  <text:list-item>
                    <text:p text:style-name="P1">Write a simulation script</text:p>
                  </text:list-item>
                  <text:list-item>
                    <text:p text:style-name="P1">Run the plan with simulation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Robot simulator application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The application is called RoboSim</text:p>
                <text:list>
                  <text:list-item>
                    <text:p text:style-name="P1">Move a robot in a two-dimensional space with obstacles, other moving robots, energy sources, and a goal.</text:p>
                  </text:list-item>
                  <text:list-item>
                    <text:p text:style-name="P1">The RoboSim world will be represented by a simulation script.</text:p>
                  </text:list-item>
                  <text:list-item>
                    <text:p text:style-name="P15">Actual RoboSim will be used in next exercise session.</text:p>
                  </text:list-item>
                </text:list>
              </text:list-item>
            </text:list>
            <text:p text:style-name="P9"/>
            <text:list text:continue-numbering="true" text:style-name="L2">
              <text:list-item>
                <text:p text:style-name="P15">Interface is entirely commands (no lookups)</text:p>
                <text:list>
                  <text:list-item>
                    <text:p text:style-name="P1">See the RoboSim hand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Write a PLEXIL plan and script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The Plan</text:p>
                <text:list>
                  <text:list-item>
                    <text:p text:style-name="P1">Determine current robot position.</text:p>
                  </text:list-item>
                  <text:list-item>
                    <text:p text:style-name="P1">Move the robot 4 steps</text:p>
                    <text:list>
                      <text:list-item>
                        <text:p text:style-name="P1">One step in each direction (up, down, right, left)</text:p>
                      </text:list-item>
                      <text:list-item>
                        <text:p text:style-name="P1">Any order</text:p>
                      </text:list-item>
                      <text:list-item>
                        <text:p text:style-name="P1">Assume move is successful</text:p>
                      </text:list-item>
                    </text:list>
                  </text:list-item>
                  <text:list-item>
                    <text:p text:style-name="P1">The plan succeeds if the robot ends up where it started, and fails otherwise</text:p>
                  </text:list-item>
                </text:list>
              </text:list-item>
            </text:list>
            <text:p text:style-name="P9"/>
            <text:list text:continue-numbering="true" text:style-name="L2">
              <text:list-item>
                <text:p text:style-name="P1">The Script</text:p>
                <text:list>
                  <text:list-item>
                    <text:p text:style-name="P1">Simulate responses to commands in the plan</text:p>
                  </text:list-item>
                  <text:list-item>
                    <text:p text:style-name="P1">First version: Every robot move succeeds</text:p>
                  </text:list-item>
                  <text:list-item>
                    <text:p text:style-name="P1">Second version: One or more moves fa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Run the Plan</text:p>
          </draw:text-box>
        </draw:frame>
        <draw:frame presentation:style-name="pr4" draw:text-style-name="P10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Run the plan/script from the command line</text:p>
                <text:list>
                  <text:list-item>
                    <text:p text:style-name="P1"><text:span text:style-name="T5">plexiltest -v -b -p &lt;plan&gt; -s &lt;script&gt;</text:span></text:p>
                  </text:list-item>
                </text:list>
              </text:list-item>
            </text:list>
            <text:p text:style-name="P9"/>
            <text:list text:continue-numbering="true" text:style-name="L2">
              <text:list-item>
                <text:p text:style-name="P1">Inspect node states, etc. in the PLEXIL viewe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7" xlink:href="Pictures/10000000000000AF000000A60E8D6B22.png" xlink:type="simple" xlink:show="embed" xlink:actuate="onLoad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opacity draw:name="Transparency_20_26" draw:display-name="Transparency 26" draw:style="ellipsoid" draw:cx="50%" draw:cy="50%" draw:start="80%" draw:end="50%" draw:angle="150" draw:border="0%"/>
    <draw:opacity draw:name="Transparency_20_27" draw:display-name="Transparency 27" draw:style="radial" draw:cx="50%" draw:cy="50%" draw:start="85%" draw:end="55%" draw:border="0%"/>
    <draw:opacity draw:name="Transparency_20_29" draw:display-name="Transparency 29" draw:style="ellipsoid" draw:cx="50%" draw:cy="50%" draw:start="85%" draw:end="50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lee-2-background" style:family="presentation">
      <style:graphic-properties draw:stroke="none" draw:fill="bitmap" draw:fill-color="#355e00" draw:fill-gradient-name="Gradient_20_7" draw:fill-image-name="klee07" draw:fill-image-width="7cm" draw:fill-image-height="7cm"/>
    </style:style>
    <style:style style:name="klee-2-backgroundobjects" style:family="presentation">
      <style:graphic-properties draw:shadow="hidden" draw:shadow-offset-x="0.3cm" draw:shadow-offset-y="0.3cm" draw:shadow-color="#808080"/>
    </style:style>
    <style:style style:name="klee-2-notes" style:family="presentation">
      <style:graphic-properties draw:stroke="none" draw:fill="none">
        <text:list-style style:name="klee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2-outline1" style:family="presentation">
      <style:graphic-properties draw:stroke="none" draw:fill="none">
        <text:list-style style:name="klee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2-outline2" style:family="presentation" style:parent-style-name="klee-2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2-outline3" style:family="presentation" style:parent-style-name="klee-2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2-outline4" style:family="presentation" style:parent-style-name="klee-2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2-outline5" style:family="presentation" style:parent-style-name="klee-2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2-outline6" style:family="presentation" style:parent-style-name="klee-2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2-outline7" style:family="presentation" style:parent-style-name="klee-2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2-outline8" style:family="presentation" style:parent-style-name="klee-2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2-outline9" style:family="presentation" style:parent-style-name="klee-2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2-subtitle" style:family="presentation">
      <style:graphic-properties draw:stroke="none" draw:fill="none" draw:textarea-vertical-align="middle">
        <text:list-style style:name="klee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2-title" style:family="presentation">
      <style:graphic-properties draw:stroke="none" draw:fill="none" draw:textarea-vertical-align="middle">
        <text:list-style style:name="klee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7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39191CB9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9E44F329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2B501793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693CCE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430D037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430D037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430D037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430D037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430D037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7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7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Mgr4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Mgr5" style:family="graphic" style:parent-style-name="standard">
      <style:graphic-properties draw:stroke="none" draw:fill="solid" draw:fill-color="#ffffcc" draw:opacity="100%" draw:opacity-name="Transparency_20_25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solid" draw:fill-color="#e6e6ff" draw:fill-gradient-name="Gradient_20_5" draw:opacity="100%" draw:opacity-name="Transparency_20_27" draw:textarea-horizontal-align="center" draw:textarea-vertical-align="middle" draw:shadow="hidden" draw:shadow-color="#808080" draw:shadow-opacity="75%"/>
    </style:style>
    <style:style style:name="Mgr7" style:family="graphic" style:parent-style-name="standard">
      <style:graphic-properties svg:stroke-width="0.25cm" svg:stroke-color="#00ae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r1" style:family="presentation" style:parent-style-name="klee-2-backgroundobjects">
      <style:graphic-properties draw:stroke="none" draw:fill-color="#e6e6ff" draw:opacity="100%" draw:opacity-name="Transparency_20_29" draw:textarea-horizontal-align="center" draw:textarea-vertical-align="middle" draw:shadow-opacity="100%"/>
    </style:style>
    <style:style style:name="Mpr2" style:family="presentation" style:parent-style-name="klee-2-outline1">
      <style:graphic-properties draw:fill-color="#ffffff" draw:auto-grow-height="false" fo:min-height="13.23cm"/>
    </style:style>
    <style:style style:name="Mpr3" style:family="presentation" style:parent-style-name="klee-2-backgroundobjects">
      <style:graphic-properties draw:stroke="none" draw:fill="solid" draw:fill-color="#333366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4" style:family="presentation" style:parent-style-name="klee-2-title">
      <style:graphic-properties draw:fill-color="#ffffff" draw:auto-grow-height="false" fo:min-height="3.507cm"/>
    </style:style>
    <style:style style:name="Mpr5" style:family="presentation" style:parent-style-name="klee-2-backgroundobjects">
      <style:graphic-properties draw:stroke="none" draw:fill-color="#5c8526" draw:opacity-name="Transparency_20_26" draw:textarea-horizontal-align="center" draw:textarea-vertical-align="middle"/>
    </style:style>
    <style:style style:name="Mpr6" style:family="presentation" style:parent-style-name="標準1-backgroundobjects">
      <style:graphic-properties draw:stroke="none" draw:fill-color="#e6e6ff" draw:opacity="60%" draw:textarea-horizontal-align="center" draw:textarea-vertical-align="middle" draw:shadow-opacity="60%"/>
    </style:style>
    <style:style style:name="Mpr7" style:family="presentation" style:parent-style-name="標準1-title">
      <style:graphic-properties draw:fill-color="#ffffff" draw:auto-grow-height="false" fo:min-height="3.507cm"/>
    </style:style>
    <style:style style:name="Mpr8" style:family="presentation" style:parent-style-name="標準1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style:use-window-font-color="true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color="#ffff66" style:text-position="super 58%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7" style:family="text">
      <style:text-properties style:use-window-font-color="true" fo:font-family="Arial" style:font-family-generic="swiss" style:font-pitch="variable" fo:font-size="18pt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0A0000000A39191CB9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9E44F329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2B501793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693CCE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2" style:page-layout-name="PM1" draw:style-name="Mdp1">
      <draw:rect presentation:style-name="Mpr1" draw:text-style-name="MP1" draw:layer="backgroundobjects" svg:width="28cm" svg:height="21cm" svg:x="0cm" svg:y="0cm">
        <text:p/>
      </draw:rect>
      <draw:frame presentation:style-name="Mpr2" draw:text-style-name="MP3" draw:layer="backgroundobjects" svg:width="6cm" svg:height="9cm" svg:x="0cm" svg:y="15cm" presentation:class="outline">
        <draw:text-box>
          <text:list text:style-name="ML1">
            <text:list-item>
              <text:p text:style-name="MP2">請按鼠標，編輯大綱文字格式。</text:p>
              <text:list>
                <text:list-item>
                  <text:p text:style-name="MP2">第二個大綱級</text:p>
                  <text:list>
                    <text:list-item>
                      <text:p text:style-name="MP2">第三個大綱級</text:p>
                      <text:list>
                        <text:list-item>
                          <text:p text:style-name="MP2">第四個大綱級</text:p>
                          <text:list>
                            <text:list-item>
                              <text:p text:style-name="MP2">第五個大綱級</text:p>
                              <text:list>
                                <text:list-item>
                                  <text:p text:style-name="MP2">第六個大綱級</text:p>
                                  <text:list>
                                    <text:list-item>
                                      <text:p text:style-name="MP2">第七個大綱級</text:p>
                                      <text:list>
                                        <text:list-item>
                                          <text:p text:style-name="MP2">第八個大綱級</text:p>
                                          <text:list>
                                            <text:list-item>
                                              <text:p text:style-name="MP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3" draw:text-style-name="MP1" draw:layer="backgroundobjects" svg:width="28cm" svg:height="10.5cm" svg:x="0cm" svg:y="5.25cm">
        <text:p/>
      </draw:rect>
      <draw:frame presentation:style-name="Mpr4" draw:text-style-name="MP2" draw:layer="backgroundobjects" svg:width="13.467cm" svg:height="2.26cm" svg:x="12cm" svg:y="7.5cm" presentation:class="title">
        <draw:text-box>
          <text:p text:style-name="MP2">請按一下鼠標，編輯標題文的格式。</text:p>
        </draw:text-box>
      </draw:frame>
      <draw:rect presentation:style-name="Mpr5" draw:text-style-name="MP1" draw:layer="backgroundobjects" svg:width="28cm" svg:height="1.25cm" svg:x="0cm" svg:y="15.75cm">
        <text:p/>
      </draw:rect>
      <draw:frame draw:style-name="Mgr1" draw:text-style-name="MP4" draw:layer="backgroundobjects" svg:width="3.5cm" svg:height="1cm" svg:x="22.2cm" svg:y="13.73cm">
        <draw:text-box>
          <text:p text:style-name="MP2"><text:span text:style-name="MT1">2005-12-31</text:span></text:p>
        </draw:text-box>
      </draw:frame>
      <draw:frame draw:style-name="Mgr2" draw:text-style-name="MP6" draw:layer="backgroundobjects" svg:width="8.4cm" svg:height="2.635cm" svg:x="17cm" svg:y="10.5cm">
        <draw:text-box>
          <text:p text:style-name="MP5"><text:span text:style-name="MT2">Course Name</text:span></text:p>
          <text:p text:style-name="MP5"><text:span text:style-name="MT3">More Description About the Course</text:span></text:p>
        </draw:text-box>
      </draw:frame>
      <draw:frame draw:style-name="Mgr3" draw:text-style-name="MP9" draw:layer="backgroundobjects" svg:width="7.5cm" svg:height="2.979cm" svg:x="2cm" svg:y="5.66cm">
        <draw:text-box>
          <text:p text:style-name="MP7"><text:span text:style-name="MT4">Your Name</text:span></text:p>
          <text:p text:style-name="MP7"><text:span text:style-name="MT5">Your Title</text:span></text:p>
          <text:p text:style-name="MP8"><text:span text:style-name="MT5">1</text:span><text:span text:style-name="MT6">st</text:span><text:span text:style-name="MT5"> Line of Your Organization</text:span></text:p>
          <text:p text:style-name="MP7"><text:span text:style-name="MT5">2</text:span><text:span text:style-name="MT6">nd</text:span><text:span text:style-name="MT5"> Line of Your Organization</text:span></text:p>
        </draw:text-box>
      </draw:frame>
      <presentation:notes style:page-layout-name="PM2">
        <draw:page-thumbnail presentation:style-name="klee-2-title" draw:layer="backgroundobjects" svg:width="13.705cm" svg:height="10.279cm" svg:x="3.647cm" svg:y="2.853cm" presentation:class="page"/>
        <draw:frame presentation:style-name="klee-2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presentation:style-name="Mpr6" draw:text-style-name="MP1" draw:layer="backgroundobjects" svg:width="28cm" svg:height="21cm" svg:x="0cm" svg:y="0cm">
        <text:p/>
      </draw:rect>
      <draw:rect draw:style-name="Mgr4" draw:text-style-name="MP1" draw:layer="backgroundobjects" svg:width="25cm" svg:height="2.5cm" svg:x="0cm" svg:y="0.5cm">
        <text:p/>
      </draw:rect>
      <draw:frame presentation:style-name="Mpr7" draw:text-style-name="MP2" draw:layer="backgroundobjects" svg:width="24cm" svg:height="1.5cm" svg:x="0.5cm" svg:y="1cm" presentation:class="title">
        <draw:text-box>
          <text:p text:style-name="MP2">請按一下鼠標，編輯標題文的格式。</text:p>
        </draw:text-box>
      </draw:frame>
      <draw:rect draw:style-name="Mgr5" draw:text-style-name="MP1" draw:layer="backgroundobjects" svg:width="25cm" svg:height="17.29cm" svg:x="0cm" svg:y="3.21cm">
        <text:p/>
      </draw:rect>
      <draw:frame presentation:style-name="Mpr8" draw:text-style-name="MP3" draw:layer="backgroundobjects" svg:width="23cm" svg:height="16cm" svg:x="1cm" svg:y="4cm" presentation:class="outline">
        <draw:text-box>
          <text:list text:style-name="ML4">
            <text:list-item>
              <text:p text:style-name="MP2">請按鼠標，編輯大綱文字格式。</text:p>
              <text:list>
                <text:list-item>
                  <text:p text:style-name="MP2">第二個大綱級</text:p>
                  <text:list>
                    <text:list-item>
                      <text:p text:style-name="MP2">第三個大綱級</text:p>
                      <text:list>
                        <text:list-item>
                          <text:p text:style-name="MP2">第四個大綱級</text:p>
                          <text:list>
                            <text:list-item>
                              <text:p text:style-name="MP2">第五個大綱級</text:p>
                              <text:list>
                                <text:list-item>
                                  <text:p text:style-name="MP2">第六個大綱級</text:p>
                                  <text:list>
                                    <text:list-item>
                                      <text:p text:style-name="MP2">第七個大綱級</text:p>
                                      <text:list>
                                        <text:list-item>
                                          <text:p text:style-name="MP2">第八個大綱級</text:p>
                                          <text:list>
                                            <text:list-item>
                                              <text:p text:style-name="MP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6" draw:text-style-name="MP11" draw:layer="backgroundobjects" svg:width="1.5cm" svg:height="1.5cm" svg:x="26cm" svg:y="19cm">
        <text:p text:style-name="MP10"><text:span text:style-name="MT7"><text:page-number>5</text:page-number></text:span></text:p>
      </draw:circle>
      <draw:line draw:style-name="Mgr7" draw:text-style-name="MP1" draw:layer="backgroundobjects" svg:x1="0cm" svg:y1="3.103cm" svg:x2="25cm" svg:y2="3.103cm">
        <text:p/>
      </draw:lin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NeoOffice/3.1.2$Unix OpenOffice.org_project/Patch 0</meta:generator>
    <meta:creation-date>2008-06-05T12:18:11</meta:creation-date>
    <dc:date>2010-10-13T11:39:33</dc:date>
    <dc:language>en-US</dc:language>
    <meta:editing-cycles>124</meta:editing-cycles>
    <meta:editing-duration>PT448H48M57S</meta:editing-duration>
    <meta:document-statistic meta:object-count="63"/>
    <meta:user-defined meta:name="Info 1"/>
    <meta:user-defined meta:name="Info 2"/>
    <meta:user-defined meta:name="Info 3"/>
    <meta:user-defined meta:name="Info 4"/>
    <meta:template xlink:type="simple" xlink:actuate="onRequest" xlink:title="klee2" xlink:href="../../../../.openoffice.org2/user/template/klee2.otp" meta:date="2008-06-05T12:18:10"/>
  </office:meta>
</office:document-meta>
</file>